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2b2b2" draw:textarea-horizontal-align="justify" draw:textarea-vertical-align="middle" draw:auto-grow-height="false" fo:min-height="2.85cm" fo:min-width="1.9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512cm"/>
    </style:style>
    <style:style style:name="gr4" style:family="graphic" style:parent-style-name="standard">
      <style:graphic-properties draw:stroke="none" svg:stroke-color="#000000" draw:fill="none" draw:fill-color="#ffffff" fo:min-height="0.65cm"/>
    </style:style>
    <style:style style:name="gr5" style:family="graphic" style:parent-style-name="standard">
      <style:graphic-properties draw:stroke="none" svg:stroke-color="#000000" draw:fill="none" draw:fill-color="#ffffff" fo:min-height="0.45cm"/>
    </style:style>
    <style:style style:name="gr6" style:family="graphic" style:parent-style-name="standard">
      <style:graphic-properties draw:stroke="none" svg:stroke-color="#000000" draw:fill="none" draw:fill-color="#ffffff" fo:min-height="0.85cm"/>
    </style:style>
    <style:style style:name="gr7" style:family="graphic" style:parent-style-name="standard">
      <style:graphic-properties draw:stroke="none" svg:stroke-color="#000000" draw:fill="none" draw:fill-color="#ffffff" fo:min-height="0.712cm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fill-color="#b2b2b2" draw:textarea-horizontal-align="justify" draw:textarea-vertical-align="middle" draw:auto-grow-height="false" fo:min-height="0.95cm" fo:min-width="1.9cm"/>
    </style:style>
    <style:style style:name="gr10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11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000099"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loext:graphic-properties draw:fill-color="#b2b2b2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4cm" svg:height="3.1cm" svg:x="6.3cm" svg:y="4.3cm">
          <text:p text:style-name="P1">IF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9cm" svg:y1="7.4cm" svg:x2="7.9cm" svg:y2="9.9cm">
          <text:p/>
        </draw:line>
        <draw:custom-shape draw:style-name="gr1" draw:text-style-name="P2" xml:id="id7" draw:id="id7" draw:layer="layout" svg:width="2.4cm" svg:height="3.1cm" svg:x="6.3cm" svg:y="9.9cm">
          <text:p text:style-name="P1">ID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cm" svg:y1="7.4cm" svg:x2="7cm" svg:y2="9.9cm">
          <text:p/>
        </draw:line>
        <draw:frame draw:style-name="gr3" draw:text-style-name="P4" draw:layer="layout" svg:width="1.4cm" svg:height="0.962cm" svg:x="8.1cm" svg:y="8.2cm">
          <draw:text-box>
            <text:p>ins</text:p>
          </draw:text-box>
        </draw:frame>
        <draw:frame draw:style-name="gr4" draw:text-style-name="P4" draw:layer="layout" svg:width="1.4cm" svg:height="0.962cm" svg:x="5.9cm" svg:y="8.2cm">
          <draw:text-box>
            <text:p>pc</text:p>
          </draw:text-box>
        </draw:frame>
        <draw:custom-shape draw:style-name="gr1" draw:text-style-name="P2" xml:id="id9" draw:id="id9" draw:layer="layout" svg:width="2.4cm" svg:height="3.1cm" svg:x="6.4cm" svg:y="15.5cm">
          <text:p text:style-name="P1">EX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5cm" svg:y1="13cm" svg:x2="8.5cm" svg:y2="15.5cm">
          <text:p/>
        </draw:line>
        <draw:frame draw:style-name="gr5" draw:text-style-name="P4" draw:layer="layout" svg:width="1.4cm" svg:height="0.962cm" svg:x="8.3cm" svg:y="13.9cm">
          <draw:text-box>
            <text:p>alu</text:p>
          </draw:text-box>
        </draw:frame>
        <draw:line draw:style-name="gr2" draw:text-style-name="P3" draw:layer="layout" svg:x1="7.551cm" svg:y1="13.05cm" svg:x2="7.551cm" svg:y2="15.55cm">
          <text:p/>
        </draw:line>
        <draw:frame draw:style-name="gr6" draw:text-style-name="P4" draw:layer="layout" svg:width="2.6cm" svg:height="1.1cm" svg:x="6.633cm" svg:y="13.9cm">
          <draw:text-box>
            <text:p>mem</text:p>
          </draw:text-box>
        </draw:frame>
        <draw:frame draw:style-name="gr5" draw:text-style-name="P4" draw:layer="layout" svg:width="1.4cm" svg:height="0.962cm" svg:x="6cm" svg:y="13.938cm">
          <draw:text-box>
            <text:p>rb</text:p>
          </draw:text-box>
        </draw:frame>
        <draw:line draw:style-name="gr2" draw:text-style-name="P3" draw:layer="layout" svg:x1="6.6cm" svg:y1="13cm" svg:x2="6.6cm" svg:y2="15.5cm">
          <text:p/>
        </draw:line>
        <draw:custom-shape draw:style-name="gr1" draw:text-style-name="P2" xml:id="id3" draw:id="id3" draw:layer="layout" svg:width="2.4cm" svg:height="3.1cm" svg:x="6.4cm" svg:y="21cm">
          <text:p text:style-name="P1">MEM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5cm" svg:y1="18.6cm" svg:x2="8.5cm" svg:y2="21.1cm">
          <text:p/>
        </draw:line>
        <draw:line draw:style-name="gr2" draw:text-style-name="P3" draw:layer="layout" svg:x1="6.6cm" svg:y1="18.6cm" svg:x2="6.6cm" svg:y2="21.1cm">
          <text:p/>
        </draw:line>
        <draw:frame draw:style-name="gr5" draw:text-style-name="P4" draw:layer="layout" svg:width="1.4cm" svg:height="0.962cm" svg:x="6cm" svg:y="19.338cm">
          <draw:text-box>
            <text:p>rb</text:p>
          </draw:text-box>
        </draw:frame>
        <draw:frame draw:style-name="gr7" draw:text-style-name="P4" draw:layer="layout" svg:width="2.4cm" svg:height="0.962cm" svg:x="7.6cm" svg:y="19.338cm">
          <draw:text-box>
            <text:p>mem</text:p>
          </draw:text-box>
        </draw:frame>
        <draw:custom-shape draw:style-name="gr1" draw:text-style-name="P2" xml:id="id2" draw:id="id2" draw:layer="layout" svg:width="2.4cm" svg:height="3.1cm" svg:x="2.5cm" svg:y="13cm">
          <text:p text:style-name="P1">memory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6.3cm" svg:y1="5.85cm" svg:x2="4.9cm" svg:y2="14.55cm" draw:start-shape="id1" draw:start-glue-point="3" draw:end-shape="id2" svg:d="M6300 5850h-700v8700h-700" svg:viewBox="0 0 1401 8701">
          <text:p/>
        </draw:connector>
        <draw:connector draw:style-name="gr8" draw:text-style-name="P1" draw:layer="layout" draw:line-skew="-0.05cm" svg:x1="6.4cm" svg:y1="22.55cm" svg:x2="4.9cm" svg:y2="14.55cm" draw:start-shape="id3" draw:start-glue-point="3" draw:end-shape="id2" svg:d="M6400 22550h-800v-8000h-700" svg:viewBox="0 0 1501 8001">
          <text:p/>
        </draw:connector>
        <draw:custom-shape draw:style-name="gr9" draw:text-style-name="P2" xml:id="id5" draw:id="id5" draw:layer="layout" svg:width="2.4cm" svg:height="1.2cm" svg:x="2.5cm" svg:y="11.4cm">
          <text:p text:style-name="P1">PH</text:p>
          <draw:enhanced-geometry svg:viewBox="0 0 21600 21600" draw:type="rectangle" draw:enhanced-path="M 0 0 L 21600 0 21600 21600 0 21600 0 0 Z N"/>
        </draw:custom-shape>
        <draw:custom-shape draw:style-name="gr9" draw:text-style-name="P2" xml:id="id4" draw:id="id4" draw:layer="layout" svg:width="2.4cm" svg:height="1.2cm" svg:x="2.5cm" svg:y="16.5cm">
          <text:p text:style-name="P1">flash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3.7cm" svg:y1="16.1cm" svg:x2="3.7cm" svg:y2="16.5cm" draw:start-shape="id2" draw:start-glue-point="2" draw:end-shape="id4" draw:end-glue-point="0" svg:d="M3700 16100v400" svg:viewBox="0 0 1 401">
          <text:p/>
        </draw:connector>
        <draw:connector draw:style-name="gr8" draw:text-style-name="P1" draw:layer="layout" svg:x1="3.7cm" svg:y1="12.6cm" svg:x2="3.7cm" svg:y2="13cm" draw:start-shape="id5" draw:start-glue-point="2" draw:end-shape="id2" draw:end-glue-point="0" svg:d="M3700 12600v400" svg:viewBox="0 0 1 401">
          <text:p/>
        </draw:connector>
        <draw:custom-shape draw:style-name="gr1" draw:text-style-name="P2" xml:id="id6" draw:id="id6" draw:layer="layout" svg:width="2.4cm" svg:height="3.1cm" svg:x="12.8cm" svg:y="4.3cm">
          <text:p text:style-name="P1">WB</text:p>
          <draw:enhanced-geometry svg:viewBox="0 0 21600 21600" draw:type="rectangle" draw:enhanced-path="M 0 0 L 21600 0 21600 21600 0 21600 0 0 Z N"/>
        </draw:custom-shape>
        <draw:connector draw:style-name="gr10" draw:text-style-name="P3" draw:layer="layout" svg:x1="7.6cm" svg:y1="24.1cm" svg:x2="15.2cm" svg:y2="5.85cm" draw:start-shape="id3" draw:start-glue-point="2" draw:end-shape="id6" draw:end-glue-point="1" svg:d="M7600 24100v501h8101v-18751h-501" svg:viewBox="0 0 8102 18752">
          <text:p/>
        </draw:connector>
        <draw:custom-shape draw:style-name="gr1" draw:text-style-name="P2" xml:id="id8" draw:id="id8" draw:layer="layout" svg:width="2.4cm" svg:height="3.1cm" svg:x="12.6cm" svg:y="15.6cm">
          <text:p text:style-name="P1">Branch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svg:x1="8.7cm" svg:y1="11.45cm" svg:x2="13.8cm" svg:y2="15.6cm" draw:start-shape="id7" draw:start-glue-point="1" draw:end-shape="id8" draw:end-glue-point="0" svg:d="M8700 11450h5100v4150" svg:viewBox="0 0 5101 4151">
          <text:p/>
        </draw:connector>
        <draw:frame draw:style-name="gr4" draw:text-style-name="P4" draw:layer="layout" svg:width="1.8cm" svg:height="0.962cm" svg:x="10.1cm" svg:y="10.5cm">
          <draw:text-box>
            <text:p>cmp</text:p>
          </draw:text-box>
        </draw:frame>
        <draw:connector draw:style-name="gr11" draw:text-style-name="P3" draw:layer="layout" draw:line-skew="0cm 7.75cm" svg:x1="13.8cm" svg:y1="18.7cm" svg:x2="7.5cm" svg:y2="4.3cm" draw:start-shape="id8" draw:start-glue-point="2" draw:end-shape="id1" draw:end-glue-point="0" svg:d="M13800 18700v501h4600v-15402h-10900v501" svg:viewBox="0 0 10901 15403">
          <text:p/>
        </draw:connector>
        <draw:connector draw:style-name="gr12" draw:text-style-name="P3" draw:layer="layout" draw:line-skew="1.299cm" svg:x1="7.6cm" svg:y1="18.6cm" svg:x2="15.2cm" svg:y2="5.85cm" draw:start-shape="id9" draw:start-glue-point="2" draw:end-shape="id6" draw:end-glue-point="1" svg:d="M7600 18600v1800h8101v-14550h-501" svg:viewBox="0 0 8102 14551">
          <text:p/>
        </draw:connector>
        <draw:frame draw:style-name="gr6" draw:text-style-name="P4" draw:layer="layout" svg:width="2.2cm" svg:height="1.1cm" svg:x="9.1cm" svg:y="5.3cm">
          <draw:text-box>
            <text:p>2 clks</text:p>
          </draw:text-box>
        </draw:frame>
        <draw:frame draw:style-name="gr13" draw:text-style-name="P4" draw:layer="layout" svg:width="2cm" svg:height="1cm" svg:x="15.9cm" svg:y="5.3cm">
          <draw:text-box>
            <text:p>1 clk</text:p>
          </draw:text-box>
        </draw:frame>
        <draw:frame draw:style-name="gr13" draw:text-style-name="P4" draw:layer="layout" svg:width="2cm" svg:height="1cm" svg:x="15.9cm" svg:y="16.6cm">
          <draw:text-box>
            <text:p>1 clk</text:p>
          </draw:text-box>
        </draw:frame>
        <draw:frame draw:style-name="gr13" draw:text-style-name="P4" draw:layer="layout" svg:width="2cm" svg:height="1cm" svg:x="9.3cm" svg:y="16.6cm">
          <draw:text-box>
            <text:p>1 clk</text:p>
          </draw:text-box>
        </draw:frame>
        <draw:frame draw:style-name="gr13" draw:text-style-name="P4" draw:layer="layout" svg:width="2cm" svg:height="1cm" svg:x="9.3cm" svg:y="11.7cm">
          <draw:text-box>
            <text:p>1 clk</text:p>
          </draw:text-box>
        </draw:frame>
        <draw:frame draw:style-name="gr13" draw:text-style-name="P4" draw:layer="layout" svg:width="3.4cm" svg:height="1cm" svg:x="9.3cm" svg:y="22.1cm">
          <draw:text-box>
            <text:p>0,2,4 clk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7T23:47:59.585350507</meta:creation-date>
    <dc:date>2016-07-18T00:24:59.225871811</dc:date>
    <meta:editing-duration>PT12M33S</meta:editing-duration>
    <meta:editing-cycles>2</meta:editing-cycles>
    <meta:generator>LibreOffice/5.1.2.2$Linux_X86_64 LibreOffice_project/10m0$Build-2</meta:generator>
    <meta:document-statistic meta:object-count="38"/>
  </office:meta>
</office:document-meta>
</file>